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6pt" fo:language="cs" fo:country="CZ" fo:font-style="normal" fo:text-shadow="none" style:text-underline-style="none" fo:font-weight="bold" style:font-name-asian="Times New Roman" style:font-size-asian="16pt" style:language-asian="zxx" style:country-asian="none" style:font-style-asian="normal" style:font-weight-asian="bold" style:font-name-complex="Arial" style:font-size-complex="16pt" style:language-complex="ar" style:country-complex="SA" style:font-style-complex="normal" style:font-weight-complex="bold" style:text-emphasize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normal" style:font-name-asian="Liberation Sans" style:font-size-asian="13pt" style:language-asian="zxx" style:country-asian="none" style:font-style-asian="normal" style:font-weight-asian="normal" style:font-name-complex="Liberation Sans" style:font-size-complex="13pt" style:language-complex="ar" style:country-complex="SA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normal" style:font-name-asian="Liberation Sans" style:font-size-asian="13pt" style:language-asian="zxx" style:country-asian="none" style:font-style-asian="normal" style:font-weight-asian="normal" style:font-name-complex="Liberation Sans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3pt" fo:language="cs" fo:country="CZ" fo:font-style="normal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Standard"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21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use-window-font-color="true" style:text-outline="false" style:text-line-through-style="none" style:text-position="0% 100%" fo:font-size="13pt" fo:language="cs" fo:country="CZ" fo:text-shadow="none" style:text-underline-style="none" style:font-name-asian="Liberation Sans" style:font-size-asian="13pt" style:language-asian="zxx" style:country-asian="none" style:font-name-complex="Liberation Sans" style:font-size-complex="13pt" style:language-complex="ar" style:country-complex="SA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Liberation Sans" fo:language="cs" fo:country="CZ" fo:text-shadow="none" style:text-underline-style="none" style:font-name-asian="Liberation Sans" style:language-asian="zxx" style:country-asian="none" style:font-name-complex="Liberation Sans" style:language-complex="ar" style:country-complex="SA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normal" style:font-name-asian="Liberation Sans" style:font-size-asian="13pt" style:language-asian="zxx" style:country-asian="none" style:font-style-asian="normal" style:font-weight-asian="normal" style:font-name-complex="Liberation Sans" style:font-size-complex="13pt" style:language-complex="ar" style:country-complex="S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T7" style:family="text">
      <style:text-properties style:use-window-font-color="true" style:text-outline="false" style:text-line-through-style="none" style:text-position="sub 58%" style:font-name="Liberation Sans" fo:language="cs" fo:country="CZ" fo:text-shadow="none" style:text-underline-style="none" style:font-name-asian="Liberation Sans" style:language-asian="zxx" style:country-asian="none" style:font-name-complex="Liberation Sans" style:language-complex="ar" style:country-complex="SA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33% 8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text-position="super 58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T10" style:family="text">
      <style:text-properties style:text-position="sub 58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style:font-name-asian="Symbol" style:font-size-asian="13pt" style:font-weight-asian="bold" style:font-name-complex="Symbol" style:font-size-complex="13pt" style:font-weight-complex="bold"/>
    </style:style>
    <style:style style:name="T14" style:family="text">
      <style:text-properties fo:font-size="13pt" style:font-size-asian="13pt" style:font-size-complex="13pt" style:text-overline-style="none" style:text-overline-color="font-color"/>
    </style:style>
    <style:style style:name="T15" style:family="text">
      <style:text-properties style:text-position="0% 100%" fo:font-style="normal" style:font-name-asian="Symbol" style:font-style-asian="normal" style:font-name-complex="Symbol" style:font-style-complex="normal"/>
    </style:style>
    <style:style style:name="T16" style:family="text">
      <style:text-properties style:text-outline="false" style:text-line-through-style="none" fo:font-size="13pt" fo:text-shadow="none" style:text-underline-style="none" style:font-name-asian="Liberation Sans" style:font-size-asian="13pt" style:font-name-complex="Liberation Sans" style:font-size-complex="13pt" style:text-emphasize="none"/>
    </style:style>
    <style:style style:name="T17" style:family="text">
      <style:text-properties style:text-outline="false" style:text-line-through-style="none" fo:font-size="13pt" fo:text-shadow="none" style:text-underline-style="none" style:font-name-asian="Liberation Sans" style:font-size-asian="13pt" style:font-name-complex="Liberation Sans" style:font-size-complex="13pt" style:text-emphasize="none" style:text-overline-style="none" style:text-overline-color="font-color"/>
    </style:style>
    <style:style style:name="T18" style:family="text">
      <style:text-properties style:text-outline="false" style:text-line-through-style="none" fo:text-shadow="none" style:text-underline-style="none" style:text-emphasize="none"/>
    </style:style>
    <style:style style:name="T19" style:family="text">
      <style:text-properties style:text-outline="false" style:text-line-through-style="none" fo:text-shadow="none" style:text-underline-style="none" style:text-emphasize="none" style:text-overline-style="none" style:text-overline-color="font-color"/>
    </style:style>
    <style:style style:name="T20" style:family="text">
      <style:text-properties style:text-outline="false" style:text-line-through-style="none" fo:text-shadow="none" style:text-underline-style="none" style:font-name-asian="Liberation Sans" style:font-name-complex="Liberation Sans" style:text-emphasize="none"/>
    </style:style>
    <style:style style:name="T21" style:family="text">
      <style:text-properties style:text-outline="false" style:text-line-through-style="none" style:text-position="sub 58%" fo:text-shadow="none" style:text-underline-style="none" style:text-emphasize="none"/>
    </style:style>
    <style:style style:name="T22" style:family="text">
      <style:text-properties style:text-outline="false" style:text-line-through-style="none" style:text-position="sub 58%" style:font-name="Liberation Sans" fo:text-shadow="none" style:text-underline-style="none" style:font-name-asian="Liberation Sans" style:font-name-complex="Liberation Sans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Liberation Sans" fo:text-shadow="none" style:text-underline-style="none" style:font-name-asian="Liberation Sans" style:font-name-complex="Liberation Sans" style:text-emphasize="none" style:text-overline-style="none" style:text-overline-color="font-color"/>
    </style:style>
    <style:style style:name="T24" style:family="text">
      <style:text-properties style:text-outline="false" style:text-line-through-style="none" style:font-name="Liberation Sans" fo:font-size="13pt" fo:text-shadow="none" style:text-underline-style="none" style:font-name-asian="Liberation Sans" style:font-size-asian="13pt" style:font-name-complex="Liberation Sans" style:font-size-complex="13pt" style:text-emphasize="none" style:text-overline-style="none" style:text-overline-color="font-color"/>
    </style:style>
    <style:style style:name="T25" style:family="text">
      <style:text-properties style:text-position="super 58%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kt1" text:anchor-type="page" text:anchor-page-number="1" svg:x="8.317cm" svg:y="9.85cm" svg:width="2.558cm" svg:height="0.998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21">Experimentální úkol č.10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16.12.2009<text:tab/><text:tab/><text:tab/><text:tab/><text:tab/><text:tab/><text:tab/><text:tab/> <text:s text:c="12"/></text:p>
      <text:p text:style-name="P2"/>
      <text:p text:style-name="P3"><text:span text:style-name="T1">téma: </text:span><text:span text:style-name="T2">10. A. Polarizace světla.</text:span></text:p>
      <text:p text:style-name="P16"/>
      <text:p text:style-name="P16">a) Připravte tři roztoky sacharózy s různou koncentrací do 20 %.</text:p>
      <text:p text:style-name="P15"/>
      <text:p text:style-name="P16">b) Změřte sacharimetrem koncentraci sacharózy těchto roztoků.</text:p>
      <text:p text:style-name="P15"><text:span text:style-name="T11">teorie:</text:span><text:span text:style-name="T15"> Koncentraci roztoku sacharózy je vhodné experimentálně určit sacharimetrem. Stupnice kompenzátoru tohoto přístroje je cejchována tak, že 50-ti dílkům na stupnici odpovídá 26% roztok sacharózy v destilované vodě. Užijeme li při měření sodíkové čáry, znamenají dílky na stupnici mezinárodní stupně cukernatosti. Objemovou koncentraci v procentech zjistíme ze vztahu</text:span></text:p>
      <text:p text:style-name="P12"/>
      <text:p text:style-name="P12"/>
      <text:p text:style-name="P12">kde n<text:span text:style-name="T10">0</text:span>=nulová poloha sacharimetru a n=poloha kompenzátoru odpovídající vykompenzování stočení kmitové roviny lineárně pol,arizovaného světla vlivem opticky aktivního roztoku v kyvetě délky d=0,1m.</text:p>
      <text:p text:style-name="P12"/>
      <text:p text:style-name="P12"/>
      <text:p text:style-name="P12"><draw:frame draw:style-name="fr2" draw:name="Objekt6" text:anchor-type="paragraph" svg:x="0.342cm" svg:y="0cm" svg:width="11.374cm" svg:height="5.202cm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><text:tab/></text:p>
      <text:p text:style-name="P12"><text:tab/>n<text:span text:style-name="T10">0</text:span> = <text:s/>-0,4 <text:s/><text:span text:style-name="T16">± 0,3 °S</text:span></text:p>
      <text:p text:style-name="P12"><text:span text:style-name="T16"><text:tab/></text:span><text:span text:style-name="T18">n</text:span><text:span text:style-name="T21">1</text:span><text:span text:style-name="T18"> = <text:s/>30,0 <text:s/></text:span><text:span text:style-name="T16">± 0,4 °S</text:span></text:p>
      <text:p text:style-name="P12"><text:span text:style-name="T16"><text:tab/></text:span><text:span text:style-name="T18">n</text:span><text:span text:style-name="T21">2</text:span><text:span text:style-name="T18"> = <text:s/>19,2 <text:s/></text:span><text:span text:style-name="T16">± 0,2 °S</text:span></text:p>
      <text:p text:style-name="P12"><text:span text:style-name="T16"><text:tab/></text:span><text:span text:style-name="T18">n</text:span><text:span text:style-name="T21">3</text:span><text:span text:style-name="T18"> = <text:s/>10,0 <text:s/></text:span><text:span text:style-name="T16">± 0,2 °S</text:span></text:p>
      <text:p text:style-name="P10"><text:tab/></text:p>
      <text:p text:style-name="P12"/>
      <text:p text:style-name="P8"/>
      <text:p text:style-name="P12"><text:s/></text:p>
      <text:p text:style-name="P14"><text:span text:style-name="T18">c</text:span><text:span text:style-name="T21">1</text:span><text:span text:style-name="T18"> = 15,8</text:span><text:span text:style-name="T20"> ± 0,3% <text:tab/><text:tab/> </text:span><text:span text:style-name="T18">c</text:span><text:span text:style-name="T21">2</text:span><text:span text:style-name="T18"> = 10,2</text:span><text:span text:style-name="T20"> ± 0,2% <text:tab/><text:tab/></text:span><text:span text:style-name="T18">c</text:span><text:span text:style-name="T21">3</text:span><text:span text:style-name="T18"> = 5,4</text:span><text:span text:style-name="T20"> ± 0,2%</text:span></text:p>
      <text:p text:style-name="P14"/>
      <text:p text:style-name="P20">c) Změřte polarimetrem úhel stočení roviny polarizace sodíkového světla u připravených roztoků. </text:p>
      <text:p text:style-name="P19"/>
      <text:p text:style-name="P19">Polarimetr je přístroj, který měří obsah cukru (sacharózy) v cukerných roztocích. Využívá toho, že rovina polarizovaného světla je cukerným roztokem stáčena úměrně jeho koncentraci. Specifickou stáčivost roztoku sacharózy lze stanovit polarimetrem pomocí tohoto vztahu. </text:p>
      <text:p text:style-name="P19"><draw:frame draw:style-name="fr3" draw:name="Objekt7" text:anchor-type="as-char" svg:width="2.189cm" svg:height="1.062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19">kde α= úhel stočení kmitové roviny, c=koncentrace látky, d=délka polarimetrické trubice v decimetrech.</text:p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2" draw:name="Objekt8" text:anchor-type="paragraph" svg:x="2.104cm" svg:y="0.289cm" svg:width="11.292cm" svg:height="3.074cm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P19"/>
      <text:p text:style-name="P19"/>
      <text:p text:style-name="P19"><text:tab/>d=1 dm</text:p>
      <text:p text:style-name="P19"/>
      <text:p text:style-name="P12"/>
      <text:p text:style-name="P12"/>
      <text:p text:style-name="P17"><text:span text:style-name="T23"><text:s text:c="4"/>α</text:span><text:span text:style-name="T22">0</text:span><text:span text:style-name="T23"> = 179,54 </text:span><text:span text:style-name="T3">± 0,02°; <text:s text:c="4"/></text:span><text:span text:style-name="T4">α</text:span><text:span text:style-name="T7">1</text:span><text:span text:style-name="T4"> = 9,96 </text:span><text:span text:style-name="T3">± 0,04°; <text:s text:c="4"/></text:span><text:span text:style-name="T4">α</text:span><text:span text:style-name="T7">2</text:span><text:span text:style-name="T4"> = 6,19 </text:span><text:span text:style-name="T3">± 0,02° ; <text:s text:c="4"/></text:span><text:span text:style-name="T4">α</text:span><text:span text:style-name="T7">3</text:span><text:span text:style-name="T4"> = 2,98 </text:span><text:span text:style-name="T3">± 0,03°</text:span></text:p>
      <text:p text:style-name="P12"/>
      <text:p text:style-name="P13">[<text:span text:style-name="T23">α</text:span><text:span text:style-name="T22">1</text:span>] = 66 <text:span text:style-name="T17">± 1°<text:tab/> </text:span><text:span text:style-name="T19">[</text:span><text:span text:style-name="T23">α</text:span><text:span text:style-name="T22">2</text:span><text:span text:style-name="T19">] = 65 </text:span><text:span text:style-name="T17">± 1°<text:tab/> <text:s/></text:span><text:span text:style-name="T19">[</text:span><text:span text:style-name="T23">α</text:span><text:span text:style-name="T22">3</text:span><text:span text:style-name="T19">] = 64 </text:span><text:span text:style-name="T17">± 2°</text:span></text:p>
      <text:p text:style-name="P11"/>
      <text:p text:style-name="P13">[<text:span text:style-name="T23">α</text:span>] = 65 <text:span text:style-name="T17">± 1°</text:span></text:p>
      <text:p text:style-name="P11"/>
      <text:p text:style-name="P18"><text:span text:style-name="T5">Tabulková hodnota: </text:span><text:span text:style-name="T24">66,47</text:span></text:p>
      <text:p text:style-name="P11"/>
      <text:p text:style-name="P12"/>
      <text:p text:style-name="P9">B. Brownův pohyb.</text:p>
      <text:p text:style-name="P8"/>
      <text:p text:style-name="P8">a) Zaznamenejte pohyb několika částic.</text:p>
      <text:p text:style-name="P7"/>
      <text:p text:style-name="P7"><text:span text:style-name="T11">Teorie:</text:span> Na podložní sklíčko naneseme kapku roztoku běloby a přikryjeme druhým sklíčkem. Snažíme se přitom aby vrstva roztoku byla co nejtenčí. Vzorek dáme pod mikroskop a pomocí CCD kamery promítáme na monitor. Z monitory zaznamenáváme polohy částice v pravidelných intervalech. <text:s/></text:p>
      <text:p text:style-name="P7"/>
      <text:p text:style-name="P7"/>
      <text:p text:style-name="P7"/>
      <text:p text:style-name="P8">b) Ověřte platnost Einsteinova zákona a určete velikost poloměru částice.</text:p>
      <text:p text:style-name="P7"/>
      <text:p text:style-name="P7">Einsteinův vztah má tvar</text:p>
      <text:p text:style-name="P7"><text:tab/><text:tab/><draw:frame draw:style-name="fr4" draw:name="Objekt2" text:anchor-type="as-char" svg:y="-0.474cm" svg:width="3.138cm" svg:height="0.99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>kde &lt;x<text:span text:style-name="T25">2</text:span>&gt; je střední kvadratické posunutí brownovské částice, R - univerzální plynová konstanta, T - absolutní teplota kapaliny, t - čas, r - poloměr částice, η - viskozita kapaliny</text:p>
      <text:p text:style-name="P6">N = Avogradrova konstanta</text:p>
      <text:p text:style-name="P6"/>
      <text:p text:style-name="P5"><text:span text:style-name="T6">R = </text:span>8,31<text:span text:style-name="T6"> J·K</text:span><text:span text:style-name="T8">-1</text:span><text:span text:style-name="T6">·mol</text:span><text:span text:style-name="T8">-1</text:span></text:p>
      <text:p text:style-name="P6">T = 22°C = 295,15 K (odhad)</text:p>
      <text:p text:style-name="P5"><text:span text:style-name="T6">η = </text:span>1.003e-3<text:span text:style-name="T6"> Pa.s </text:span></text:p>
      <text:p text:style-name="P5"><text:span text:style-name="T6">N = 6,023e23 mol</text:span><text:span text:style-name="T9">-1</text:span></text:p>
      <text:p text:style-name="P6"/>
      <text:p text:style-name="P6">časový interval byl měřen metronomem, poté jsem se stopkami měřil kolik trvá jeden interval na metronomu. (pro zpřesnění jsem měřil tři intervaly a výsledek dělil třemi).</text:p>
      <text:p text:style-name="P6"><draw:frame draw:style-name="fr2" draw:name="Objekt3" text:anchor-type="paragraph" svg:x="2.096cm" svg:y="0.291cm" svg:width="4.517cm" svg:height="2.552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tab/></text:p>
      <text:p text:style-name="P6"/>
      <text:p text:style-name="P6"><text:tab/>t<text:span text:style-name="T10">0</text:span> = 5,15 <text:span text:style-name="T14">± 0,04 s</text:span></text:p>
      <text:p text:style-name="P6"/>
      <text:p text:style-name="P6"/>
      <text:p text:style-name="P23"><text:soft-page-break/>Vzdálenosti jsou vzdálenosti měřené v centimetrech na pauzovacím papíře. </text:p>
      <text:p text:style-name="P23"><draw:frame draw:style-name="fr2" draw:name="Objekt4" text:anchor-type="paragraph" svg:x="1.312cm" svg:y="0.374cm" svg:width="6.775cm" svg:height="9.029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kt5" text:anchor-type="paragraph" svg:x="9.484cm" svg:y="0.42cm" svg:width="6.777cm" svg:height="6.479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Objekt9" text:anchor-type="paragraph" svg:x="1.238cm" svg:y="0.372cm" svg:width="6.777cm" svg:height="8.179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jekt10" text:anchor-type="paragraph" svg:x="9.37cm" svg:y="0.445cm" svg:width="6.775cm" svg:height="5.62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Poznámka : U vzorku číslo čtyři se projevovalo tečení preparátu, tak jsem vyzkoušel postup z návodu a promítal jsem do přímky kolmé na směr tečení. Bohužel ani tak nejsou průměry v poměru 1:2:3, což ostatně nejsou moc ani u jiných vzorků. Nejvíce se tomuto poměru blíží vzorek 3, velikost částice proto počítám jej pro něj.</text:p>
      <text:p text:style-name="P24"/>
      <text:p text:style-name="P24">Nejprve je nutné přepočítat vzdálenosti...</text:p>
      <text:p text:style-name="P24"/>
      <text:p text:style-name="P24"><text:tab/><text:tab/>0,05 mm skutečných = 12,8 cm na pauzovacím papíře.</text:p>
      <text:p text:style-name="P24"><text:tab/><text:tab/></text:p>
      <text:p text:style-name="P24"><text:tab/><text:tab/>Měřítko: <text:s/>1 : 2560</text:p>
      <text:p text:style-name="P24"/>
      <text:p text:style-name="P23"><text:soft-page-break/><draw:frame draw:style-name="fr5" draw:name="Objekt13" text:anchor-type="as-char" svg:width="2.688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3"/>
      <text:p text:style-name="P23"><text:s/><draw:frame draw:style-name="fr4" draw:name="Objekt11" text:anchor-type="as-char" svg:y="-0.33cm" svg:width="3.143cm" svg:height="1.05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4"/>
      <text:p text:style-name="P24"><draw:frame draw:style-name="fr2" draw:name="Objekt12" text:anchor-type="paragraph" svg:x="3.717cm" svg:y="0.102cm" svg:width="9.035cm" svg:height="1.84cm" draw:z-index="10"><draw:object xlink:href="./Object 12" xlink:type="simple" xlink:show="embed" xlink:actuate="onLoad"/><draw:image xlink:href="./ObjectReplacements/Object 12" xlink:type="simple" xlink:show="embed" xlink:actuate="onLoad"/></draw:frame><text:tab/><text:tab/><text:tab/><text:tab/><text:tab/></text:p>
      <text:p text:style-name="P24"/>
      <text:p text:style-name="P24"/>
      <text:p text:style-name="P24"/>
      <text:p text:style-name="P6"><text:span text:style-name="T25"><text:tab/><text:tab/><text:tab/><text:tab/><text:tab/></text:span><text:span text:style-name="T13">r = 2,1</text:span><text:span text:style-name="T12"> ± 0,1 nm</text:span></text:p>
      <text:p text:style-name="P6"><text:span text:style-name="T12"/></text:p>
      <text:p text:style-name="P7"><text:span text:style-name="T11">Závěr :</text:span> U měření polarizace se potvrdilo, že úhel stočení roviny polarizace je přímo úměrný koncentraci roztoku. Měření Brownova pohybu tak úspěšné nebylo, u dosti vzorků se projevovalo tečení preparátu a i u těch, kde se neprojevovalo, většinou nebyly poměry &lt;L<text:span text:style-name="T10">t0</text:span><text:span text:style-name="T25">2</text:span>&gt;:&lt;L<text:span text:style-name="T10">2t0</text:span><text:span text:style-name="T25">2</text:span>&gt;:&lt;L<text:span text:style-name="T10">3t0</text:span><text:span text:style-name="T25">2</text:span>&gt;=1:2:3 ani přibližně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09-12-17T08:24:39</dc:date>
    <meta:editing-cycles>166</meta:editing-cycles>
    <meta:editing-duration>PT33H23M52S</meta:editing-duration>
    <meta:document-statistic meta:table-count="0" meta:image-count="0" meta:object-count="13" meta:page-count="4" meta:paragraph-count="52" meta:word-count="522" meta:character-count="3391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frac>
          <math:mn>26</math:mn>
          <math:mn>50</math:mn>
        </math:mfrac>
      </math:mrow>
      <math:mrow>
        <math:mo math:stretchy="false">(</math:mo>
        <math:mrow>
          <math:mi>n</math:mi>
          <math:mo math:stretchy="false">−</math:mo>
          <math:msub>
            <math:mi>n</math:mi>
            <math:mn>0</math:mn>
          </math:msub>
        </math:mrow>
        <math:mo math:stretchy="false">)</math:mo>
      </math:mrow>
    </math:mrow>
    <math:annotation math:encoding="StarMath 5.0">c = 26 over 50 (n-n_0)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 table:number-rows-repeated="65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table:number-columns-spanned="3" table:number-rows-spanned="1">
            <text:p>Vzorek 4</text:p>
          </table:table-cell>
          <table:covered-table-cell table:style-name="ce3"/>
          <table:covered-table-cell table:style-name="ce3"/>
        </table:table-row>
        <table:table-row table:style-name="ro1">
          <table:table-cell table:number-columns-repeated="3"/>
          <table:table-cell table:style-name="ce1" office:value-type="string" table:number-columns-spanned="3" table:number-rows-spanned="1">
            <text:p>Čtverce vzdáleností [„cm“]</text:p>
          </table:table-cell>
          <table:covered-table-cell table:style-name="ce3"/>
          <table:covered-table-cell table:style-name="ce3"/>
        </table:table-row>
        <table:table-row table:style-name="ro2">
          <table:table-cell table:number-columns-repeated="3"/>
          <table:table-cell table:style-name="ce1" office:value-type="string">
            <text:p>po t<text:span text:style-name="T1">0</text:span></text:p>
          </table:table-cell>
          <table:table-cell table:style-name="ce1" office:value-type="string">
            <text:p>po 2*t<text:span text:style-name="T1">0</text:span></text:p>
          </table:table-cell>
          <table:table-cell table:style-name="ce1" office:value-type="string">
            <text:p>po 3*t<text:span text:style-name="T1">0</text:span></text:p>
          </table:table-cell>
        </table:table-row>
        <table:table-row table:style-name="ro1">
          <table:table-cell table:number-columns-repeated="3"/>
          <table:table-cell table:style-name="ce2" office:value-type="float" office:value="0.25">
            <text:p>0,25</text:p>
          </table:table-cell>
          <table:table-cell table:style-name="ce2" office:value-type="float" office:value="1.69">
            <text:p>1,69</text:p>
          </table:table-cell>
          <table:table-cell table:style-name="ce2" office:value-type="float" office:value="0.16">
            <text:p>0,16</text:p>
          </table:table-cell>
        </table:table-row>
        <table:table-row table:style-name="ro1">
          <table:table-cell table:number-columns-repeated="3"/>
          <table:table-cell table:style-name="ce2" office:value-type="float" office:value="0.64">
            <text:p>0,64</text:p>
          </table:table-cell>
          <table:table-cell table:style-name="ce2" office:value-type="float" office:value="0.81">
            <text:p>0,81</text:p>
          </table:table-cell>
          <table:table-cell table:style-name="ce2" office:value-type="float" office:value="2.25">
            <text:p>2,25</text:p>
          </table:table-cell>
        </table:table-row>
        <table:table-row table:style-name="ro1">
          <table:table-cell table:number-columns-repeated="3"/>
          <table:table-cell table:style-name="ce2" office:value-type="float" office:value="2.89">
            <text:p>2,89</text:p>
          </table:table-cell>
          <table:table-cell table:style-name="ce2" office:value-type="float" office:value="5.29">
            <text:p>5,29</text:p>
          </table:table-cell>
          <table:table-cell table:style-name="ce2" office:value-type="float" office:value="3.8025">
            <text:p>3,8</text:p>
          </table:table-cell>
        </table:table-row>
        <table:table-row table:style-name="ro1">
          <table:table-cell table:number-columns-repeated="3"/>
          <table:table-cell table:style-name="ce2" office:value-type="float" office:value="0.36">
            <text:p>0,36</text:p>
          </table:table-cell>
          <table:table-cell table:style-name="ce2" office:value-type="float" office:value="0.0625">
            <text:p>0,06</text:p>
          </table:table-cell>
          <table:table-cell table:style-name="ce2" office:value-type="float" office:value="0.0400000000000001">
            <text:p>0,04</text:p>
          </table:table-cell>
        </table:table-row>
        <table:table-row table:style-name="ro1">
          <table:table-cell table:number-columns-repeated="3"/>
          <table:table-cell table:style-name="ce2" office:value-type="float" office:value="0.1225">
            <text:p>0,12</text:p>
          </table:table-cell>
          <table:table-cell table:style-name="ce2" office:value-type="float" office:value="0.64">
            <text:p>0,64</text:p>
          </table:table-cell>
          <table:table-cell table:style-name="ce2" office:value-type="float" office:value="1.8225">
            <text:p>1,82</text:p>
          </table:table-cell>
        </table:table-row>
        <table:table-row table:style-name="ro1">
          <table:table-cell table:number-columns-repeated="3"/>
          <table:table-cell table:style-name="ce2" office:value-type="float" office:value="0.2025">
            <text:p>0,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00249999999999998">
            <text:p>0</text:p>
          </table:table-cell>
        </table:table-row>
        <table:table-row table:style-name="ro1">
          <table:table-cell table:number-columns-repeated="3"/>
          <table:table-cell table:style-name="ce2" office:value-type="float" office:value="0.3025">
            <text:p>0,3</text:p>
          </table:table-cell>
          <table:table-cell table:style-name="ce2" office:value-type="float" office:value="0.16">
            <text:p>0,16</text:p>
          </table:table-cell>
          <table:table-cell table:style-name="ce2" office:value-type="float" office:value="0.0399999999999999">
            <text:p>0,04</text:p>
          </table:table-cell>
        </table:table-row>
        <table:table-row table:style-name="ro1">
          <table:table-cell table:number-columns-repeated="3"/>
          <table:table-cell table:style-name="ce2" office:value-type="float" office:value="0.9025">
            <text:p>0,9</text:p>
          </table:table-cell>
          <table:table-cell table:style-name="ce2" office:value-type="float" office:value="0.1225">
            <text:p>0,12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2" office:value-type="float" office:value="0.36">
            <text:p>0,36</text:p>
          </table:table-cell>
          <table:table-cell table:style-name="ce4" table:number-columns-repeated="2"/>
        </table:table-row>
        <table:table-row table:style-name="ro1">
          <table:table-cell table:number-columns-repeated="3"/>
          <table:table-cell table:style-name="ce3" table:formula="of:=AVERAGE([.D69:.D77])" office:value-type="float" office:value="0.67">
            <text:p>0,67</text:p>
          </table:table-cell>
          <table:table-cell table:style-name="ce3" table:formula="of:=AVERAGE([.E69:.E76])" office:value-type="float" office:value="1.221875">
            <text:p>1,22</text:p>
          </table:table-cell>
          <table:table-cell table:style-name="ce3" table:formula="of:=AVERAGE([.F69:.F75])" office:value-type="float" office:value="1.15964285714286">
            <text:p>1,16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.12.2009</text:date>, <text:time>08:24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row>
            <math:mn>2</math:mn>
            <math:mi>R</math:mi>
            <math:mi>T</math:mi>
          </math:mrow>
          <math:mrow>
            <math:mn>6</math:mn>
            <math:mi>π</math:mi>
            <math:mi>η</math:mi>
            <math:mtext>&lt;</math:mtext>
            <math:msup>
              <math:mi>x</math:mi>
              <math:mn>2</math:mn>
            </math:msup>
            <math:mtext>&gt;</math:mtext>
            <math:mi>N</math:mi>
          </math:mrow>
        </math:mfrac>
      </math:mrow>
      <math:mi>t</math:mi>
    </math:mrow>
    <math:annotation math:encoding="StarMath 5.0">r = {2 R T}  over {6 π η "&lt;"x^2"&gt;" N} t 

</math:annotation>
  </math:semantics>
</math:math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5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18" table:default-cell-style-name="Default"/>
        <table:table-row table:style-name="ro1" table:number-rows-repeated="83">
          <table:table-cell table:number-columns-repeated="18"/>
        </table:table-row>
        <table:table-row table:style-name="ro2">
          <table:table-cell table:number-columns-repeated="14"/>
          <table:table-cell table:style-name="ce1"/>
          <table:table-cell table:style-name="ce3" office:value-type="string">
            <text:p>t<text:span text:style-name="T2">0</text:span></text:p>
          </table:table-cell>
          <table:table-cell table:style-name="ce3" office:value-type="string">
            <text:p>2*t<text:span text:style-name="T2">0</text:span></text:p>
          </table:table-cell>
          <table:table-cell table:style-name="ce3" office:value-type="string">
            <text:p>3*t<text:span text:style-name="T2">0</text:span></text:p>
          </table:table-cell>
        </table:table-row>
        <table:table-row table:style-name="ro3">
          <table:table-cell table:number-columns-repeated="14"/>
          <table:table-cell table:style-name="ce2" office:value-type="string">
            <text:p>&lt;L<text:span text:style-name="T1">2</text:span>&gt; [„cm<text:span text:style-name="T1">2</text:span>“]</text:p>
          </table:table-cell>
          <table:table-cell table:style-name="ce4" office:value-type="float" office:value="1.38816666666667">
            <text:p>1,39</text:p>
          </table:table-cell>
          <table:table-cell table:style-name="ce4" office:value-type="float" office:value="2.72214285714286">
            <text:p>2,72</text:p>
          </table:table-cell>
          <table:table-cell table:style-name="ce4" office:value-type="float" office:value="3.77288461538462">
            <text:p>3,77</text:p>
          </table:table-cell>
        </table:table-row>
        <table:table-row table:style-name="ro3">
          <table:table-cell table:number-columns-repeated="14"/>
          <table:table-cell table:style-name="ce2" office:value-type="string">
            <text:p>&lt;L<text:span text:style-name="T1">2</text:span>&gt; [m<text:span text:style-name="T1">2</text:span>]</text:p>
          </table:table-cell>
          <table:table-cell table:style-name="ce5" table:formula="of:=[.P85]/(100*2560*2560)" office:value-type="float" office:value="0.00000000211817423502605">
            <text:p>2,12E-009</text:p>
          </table:table-cell>
          <table:table-cell table:style-name="ce5" table:formula="of:=[.Q85]/(100*2560*2560)" office:value-type="float" office:value="0.0000000041536603655134">
            <text:p>4,15E-009</text:p>
          </table:table-cell>
          <table:table-cell table:style-name="ce5" table:formula="of:=[.R85]/(100*2560*2560)" office:value-type="float" office:value="0.00000000575696505033054">
            <text:p>5,76E-009</text:p>
          </table:table-cell>
        </table:table-row>
        <table:table-row table:style-name="ro1">
          <table:table-cell table:number-columns-repeated="14"/>
          <table:table-cell table:style-name="ce2" office:value-type="string">
            <text:p>r <text:s/>[m]</text:p>
          </table:table-cell>
          <table:table-cell table:style-name="ce5" office:value-type="float" office:value="0.00000000210133799495738">
            <text:p>2,10E-009</text:p>
          </table:table-cell>
          <table:table-cell table:style-name="ce5" office:value-type="float" office:value="0.00000000214316993125164">
            <text:p>2,14E-009</text:p>
          </table:table-cell>
          <table:table-cell table:style-name="ce5" office:value-type="float" office:value="0.00000000231945128783322">
            <text:p>2,32E-009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.12.2009</text:date>, <text:time>07:45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text>&lt;</math:mtext>
      <math:msup>
        <math:mi>L</math:mi>
        <math:mn>2</math:mn>
      </math:msup>
      <math:mrow>
        <math:mtext>&gt;</math:mtext>
        <math:mo math:stretchy="false">=</math:mo>
        <math:mn>2</math:mn>
      </math:mrow>
      <math:mtext>&lt;</math:mtext>
      <math:msup>
        <math:mi>x</math:mi>
        <math:mn>2</math:mn>
      </math:msup>
      <math:mtext>&gt;</math:mtext>
    </math:mrow>
    <math:annotation math:encoding="StarMath 5.0">"&lt;" L^2 "&gt;" = 2 "&lt;" x^2 "&gt;"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text>&lt;</math:mtext>
      <math:msup>
        <math:mi>x</math:mi>
        <math:mn>2</math:mn>
      </math:msup>
      <math:mrow>
        <math:mtext>&gt;</math:mtext>
        <math:mo math:stretchy="false">=</math:mo>
        <math:mfrac>
          <math:mrow>
            <math:mn>2</math:mn>
            <math:mi>R</math:mi>
            <math:mi>T</math:mi>
          </math:mrow>
          <math:mrow>
            <math:mn>6</math:mn>
            <math:mi>π</math:mi>
            <math:mi>η</math:mi>
            <math:mi>r</math:mi>
            <math:mi>N</math:mi>
          </math:mrow>
        </math:mfrac>
      </math:mrow>
      <math:mi>t</math:mi>
    </math:mrow>
    <math:annotation math:encoding="StarMath 5.0">"&lt;"x^2"&gt;" = {2 R T} over {6 π η r N} t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1" table:default-cell-style-name="Default"/>
        <table:table-row table:style-name="ro1" table:number-rows-repeated="71"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>
            <text:p>3 intevaly [s]</text:p>
          </table:table-cell>
          <table:table-cell table:style-name="ce1" office:value-type="string">
            <text:p>1 interval [s]</text:p>
          </table:table-cell>
        </table:table-row>
        <table:table-row table:style-name="ro1">
          <table:table-cell table:number-columns-repeated="9"/>
          <table:table-cell table:style-name="ce2" office:value-type="float" office:value="15.5">
            <text:p>15,5</text:p>
          </table:table-cell>
          <table:table-cell table:style-name="ce3" table:formula="of:=[.J73]/3" office:value-type="float" office:value="5.16666666666667">
            <text:p>5,17</text:p>
          </table:table-cell>
        </table:table-row>
        <table:table-row table:style-name="ro1">
          <table:table-cell table:number-columns-repeated="9"/>
          <table:table-cell table:style-name="ce2" office:value-type="float" office:value="15.6">
            <text:p>15,6</text:p>
          </table:table-cell>
          <table:table-cell table:style-name="ce3" table:formula="of:=[.J74]/3" office:value-type="float" office:value="5.2">
            <text:p>5,20</text:p>
          </table:table-cell>
        </table:table-row>
        <table:table-row table:style-name="ro1">
          <table:table-cell table:number-columns-repeated="9"/>
          <table:table-cell table:style-name="ce2" office:value-type="float" office:value="15.4">
            <text:p>15,4</text:p>
          </table:table-cell>
          <table:table-cell table:style-name="ce3" table:formula="of:=[.J75]/3" office:value-type="float" office:value="5.13333333333333">
            <text:p>5,13</text:p>
          </table:table-cell>
        </table:table-row>
        <table:table-row table:style-name="ro1">
          <table:table-cell table:number-columns-repeated="9"/>
          <table:table-cell table:style-name="ce2" office:value-type="float" office:value="15.4">
            <text:p>15,4</text:p>
          </table:table-cell>
          <table:table-cell table:style-name="ce3" table:formula="of:=[.J76]/3" office:value-type="float" office:value="5.13333333333333">
            <text:p>5,13</text:p>
          </table:table-cell>
        </table:table-row>
        <table:table-row table:style-name="ro1">
          <table:table-cell table:number-columns-repeated="9"/>
          <table:table-cell table:style-name="ce2" office:value-type="float" office:value="15.3">
            <text:p>15,3</text:p>
          </table:table-cell>
          <table:table-cell table:style-name="ce3" table:formula="of:=[.J77]/3" office:value-type="float" office:value="5.1">
            <text:p>5,1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.12.2009</text:date>, <text:time>08:24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15" table:default-cell-style-name="Default"/>
        <table:table-row table:style-name="ro1" table:number-rows-repeated="24">
          <table:table-cell table:number-columns-repeated="15"/>
        </table:table-row>
        <table:table-row table:style-name="ro1">
          <table:table-cell table:number-columns-repeated="12"/>
          <table:table-cell table:style-name="ce1" office:value-type="string" table:number-columns-spanned="3" table:number-rows-spanned="1">
            <text:p>Vzorek 1</text:p>
          </table:table-cell>
          <table:covered-table-cell table:style-name="ce4"/>
          <table:covered-table-cell table:style-name="ce4"/>
        </table:table-row>
        <table:table-row table:style-name="ro1">
          <table:table-cell table:number-columns-repeated="12"/>
          <table:table-cell table:style-name="ce2" office:value-type="string" table:number-columns-spanned="3" table:number-rows-spanned="1">
            <text:p>Čtverce vzdáleností [„cm“]</text:p>
          </table:table-cell>
          <table:covered-table-cell table:style-name="ce5"/>
          <table:covered-table-cell table:style-name="ce5"/>
        </table:table-row>
        <table:table-row table:style-name="ro2">
          <table:table-cell table:number-columns-repeated="12"/>
          <table:table-cell table:style-name="ce2" office:value-type="string">
            <text:p>po t<text:span text:style-name="T1">0</text:span></text:p>
          </table:table-cell>
          <table:table-cell table:style-name="ce2" office:value-type="string">
            <text:p>po 2*t<text:span text:style-name="T1">0</text:span></text:p>
          </table:table-cell>
          <table:table-cell table:style-name="ce2" office:value-type="string">
            <text:p>po 3*t<text:span text:style-name="T1">0</text:span></text:p>
          </table:table-cell>
        </table:table-row>
        <table:table-row table:style-name="ro1">
          <table:table-cell table:number-columns-repeated="12"/>
          <table:table-cell table:style-name="ce3" office:value-type="float" office:value="0.7225">
            <text:p>0,7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.89">
            <text:p>2,89</text:p>
          </table:table-cell>
        </table:table-row>
        <table:table-row table:style-name="ro1">
          <table:table-cell table:number-columns-repeated="12"/>
          <table:table-cell table:style-name="ce3" office:value-type="float" office:value="2.25">
            <text:p>2,25</text:p>
          </table:table-cell>
          <table:table-cell table:style-name="ce3" office:value-type="float" office:value="3.4225">
            <text:p>3,42</text:p>
          </table:table-cell>
          <table:table-cell table:style-name="ce3" office:value-type="float" office:value="7.29">
            <text:p>7,29</text:p>
          </table:table-cell>
        </table:table-row>
        <table:table-row table:style-name="ro1">
          <table:table-cell table:number-columns-repeated="12"/>
          <table:table-cell table:style-name="ce3" office:value-type="float" office:value="0.5625">
            <text:p>0,56</text:p>
          </table:table-cell>
          <table:table-cell table:style-name="ce3" office:value-type="float" office:value="1.5625">
            <text:p>1,56</text:p>
          </table:table-cell>
          <table:table-cell table:style-name="ce3" office:value-type="float" office:value="0.3025">
            <text:p>0,3</text:p>
          </table:table-cell>
        </table:table-row>
        <table:table-row table:style-name="ro1">
          <table:table-cell table:number-columns-repeated="12"/>
          <table:table-cell table:style-name="ce3" office:value-type="float" office:value="1.44">
            <text:p>1,44</text:p>
          </table:table-cell>
          <table:table-cell table:style-name="ce3" office:value-type="float" office:value="0.64">
            <text:p>0,64</text:p>
          </table:table-cell>
          <table:table-cell table:style-name="ce3" office:value-type="float" office:value="2.25">
            <text:p>2,25</text:p>
          </table:table-cell>
        </table:table-row>
        <table:table-row table:style-name="ro1">
          <table:table-cell table:number-columns-repeated="12"/>
          <table:table-cell table:style-name="ce3" office:value-type="float" office:value="0.49">
            <text:p>0,49</text:p>
          </table:table-cell>
          <table:table-cell table:style-name="ce3" office:value-type="float" office:value="5.0625">
            <text:p>5,06</text:p>
          </table:table-cell>
          <table:table-cell table:style-name="ce3" office:value-type="float" office:value="2.7225">
            <text:p>2,72</text:p>
          </table:table-cell>
        </table:table-row>
        <table:table-row table:style-name="ro1">
          <table:table-cell table:number-columns-repeated="12"/>
          <table:table-cell table:style-name="ce3" office:value-type="float" office:value="1.44">
            <text:p>1,44</text:p>
          </table:table-cell>
          <table:table-cell table:style-name="ce3" office:value-type="float" office:value="3.0625">
            <text:p>3,06</text:p>
          </table:table-cell>
          <table:table-cell table:style-name="ce3" office:value-type="float" office:value="2.56">
            <text:p>2,56</text:p>
          </table:table-cell>
        </table:table-row>
        <table:table-row table:style-name="ro1">
          <table:table-cell table:number-columns-repeated="12"/>
          <table:table-cell table:style-name="ce3" office:value-type="float" office:value="0.36">
            <text:p>0,36</text:p>
          </table:table-cell>
          <table:table-cell table:style-name="ce3" office:value-type="float" office:value="1.44">
            <text:p>1,44</text:p>
          </table:table-cell>
          <table:table-cell table:style-name="ce3" office:value-type="float" office:value="0.81">
            <text:p>0,81</text:p>
          </table:table-cell>
        </table:table-row>
        <table:table-row table:style-name="ro1">
          <table:table-cell table:number-columns-repeated="12"/>
          <table:table-cell table:style-name="ce3" office:value-type="float" office:value="1.69">
            <text:p>1,69</text:p>
          </table:table-cell>
          <table:table-cell table:style-name="ce3" office:value-type="float" office:value="2.25">
            <text:p>2,25</text:p>
          </table:table-cell>
          <table:table-cell table:style-name="ce3" office:value-type="float" office:value="3.61">
            <text:p>3,61</text:p>
          </table:table-cell>
        </table:table-row>
        <table:table-row table:style-name="ro1">
          <table:table-cell table:number-columns-repeated="12"/>
          <table:table-cell table:style-name="ce3" office:value-type="float" office:value="1.21">
            <text:p>1,21</text:p>
          </table:table-cell>
          <table:table-cell table:style-name="ce3" office:value-type="float" office:value="0.49">
            <text:p>0,49</text:p>
          </table:table-cell>
          <table:table-cell table:style-name="ce3" office:value-type="float" office:value="2.89">
            <text:p>2,89</text:p>
          </table:table-cell>
        </table:table-row>
        <table:table-row table:style-name="ro1">
          <table:table-cell table:number-columns-repeated="12"/>
          <table:table-cell table:style-name="ce3" office:value-type="float" office:value="1.44">
            <text:p>1,4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.76">
            <text:p>5,76</text:p>
          </table:table-cell>
        </table:table-row>
        <table:table-row table:style-name="ro1">
          <table:table-cell table:number-columns-repeated="12"/>
          <table:table-cell table:style-name="ce3" office:value-type="float" office:value="1">
            <text:p>1</text:p>
          </table:table-cell>
          <table:table-cell table:style-name="ce3" office:value-type="float" office:value="1.44">
            <text:p>1,44</text:p>
          </table:table-cell>
          <table:table-cell table:style-name="ce3" office:value-type="float" office:value="0.7225">
            <text:p>0,72</text:p>
          </table:table-cell>
        </table:table-row>
        <table:table-row table:style-name="ro1">
          <table:table-cell table:number-columns-repeated="12"/>
          <table:table-cell table:style-name="ce3" office:value-type="float" office:value="0.9025">
            <text:p>0,9</text:p>
          </table:table-cell>
          <table:table-cell table:style-name="ce3" office:value-type="float" office:value="2.89">
            <text:p>2,89</text:p>
          </table:table-cell>
          <table:table-cell table:style-name="ce3" office:value-type="float" office:value="4.84">
            <text:p>4,84</text:p>
          </table:table-cell>
        </table:table-row>
        <table:table-row table:style-name="ro1">
          <table:table-cell table:number-columns-repeated="12"/>
          <table:table-cell table:style-name="ce3" office:value-type="float" office:value="1.69">
            <text:p>1,69</text:p>
          </table:table-cell>
          <table:table-cell table:style-name="ce3" office:value-type="float" office:value="5.76">
            <text:p>5,76</text:p>
          </table:table-cell>
          <table:table-cell table:style-name="ce3" office:value-type="float" office:value="5.76">
            <text:p>5,76</text:p>
          </table:table-cell>
        </table:table-row>
        <table:table-row table:style-name="ro1">
          <table:table-cell table:number-columns-repeated="12"/>
          <table:table-cell table:style-name="ce3" office:value-type="float" office:value="2.25">
            <text:p>2,25</text:p>
          </table:table-cell>
          <table:table-cell table:style-name="ce3" office:value-type="float" office:value="1.69">
            <text:p>1,69</text:p>
          </table:table-cell>
          <table:table-cell table:style-name="ce3" office:value-type="float" office:value="2.1025">
            <text:p>2,1</text:p>
          </table:table-cell>
        </table:table-row>
        <table:table-row table:style-name="ro1">
          <table:table-cell table:number-columns-repeated="12"/>
          <table:table-cell table:style-name="ce3" office:value-type="float" office:value="0.09">
            <text:p>0,09</text:p>
          </table:table-cell>
          <table:table-cell table:style-name="ce3" office:value-type="float" office:value="1.96">
            <text:p>1,96</text:p>
          </table:table-cell>
          <table:table-cell table:style-name="ce3" office:value-type="float" office:value="1.44">
            <text:p>1,44</text:p>
          </table:table-cell>
        </table:table-row>
        <table:table-row table:style-name="ro1">
          <table:table-cell table:number-columns-repeated="12"/>
          <table:table-cell table:style-name="ce3" office:value-type="float" office:value="2.25">
            <text:p>2,25</text:p>
          </table:table-cell>
          <table:table-cell table:style-name="ce3" office:value-type="float" office:value="2.25">
            <text:p>2,25</text:p>
          </table:table-cell>
          <table:table-cell table:style-name="ce5"/>
        </table:table-row>
        <table:table-row table:style-name="ro1">
          <table:table-cell table:number-columns-repeated="12"/>
          <table:table-cell table:style-name="ce3" office:value-type="float" office:value="3.4225">
            <text:p>3,42</text:p>
          </table:table-cell>
          <table:table-cell table:style-name="ce5" table:number-columns-repeated="2"/>
        </table:table-row>
        <table:table-row table:style-name="ro1">
          <table:table-cell table:number-columns-repeated="12"/>
          <table:table-cell table:style-name="ce4" table:formula="of:=AVERAGE([.M28:.M44])" office:value-type="float" office:value="1.36529411764706">
            <text:p>1,37</text:p>
          </table:table-cell>
          <table:table-cell table:style-name="ce4" table:formula="of:=AVERAGE([.N28:.N43])" office:value-type="float" office:value="2.4325">
            <text:p>2,43</text:p>
          </table:table-cell>
          <table:table-cell table:style-name="ce4" table:formula="of:=AVERAGE([.O28:.O42])" office:value-type="float" office:value="3.06333333333333">
            <text:p>3,0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6.12.2009</text:date>, <text:time>20:24:3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47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table:number-columns-spanned="3" table:number-rows-spanned="1">
            <text:p>Vzorek 2</text:p>
          </table:table-cell>
          <table:covered-table-cell table:style-name="ce3"/>
          <table:covered-table-cell table:style-name="ce3"/>
        </table:table-row>
        <table:table-row table:style-name="ro1">
          <table:table-cell table:number-columns-repeated="5"/>
          <table:table-cell table:style-name="ce1" office:value-type="string" table:number-columns-spanned="3" table:number-rows-spanned="1">
            <text:p>Čtverce vzdáleností [„cm“]</text:p>
          </table:table-cell>
          <table:covered-table-cell table:style-name="ce3"/>
          <table:covered-table-cell table:style-name="ce3"/>
        </table:table-row>
        <table:table-row table:style-name="ro2">
          <table:table-cell table:number-columns-repeated="5"/>
          <table:table-cell table:style-name="ce1" office:value-type="string">
            <text:p>po t<text:span text:style-name="T1">0</text:span></text:p>
          </table:table-cell>
          <table:table-cell table:style-name="ce1" office:value-type="string">
            <text:p>po 2*t<text:span text:style-name="T1">0</text:span></text:p>
          </table:table-cell>
          <table:table-cell table:style-name="ce1" office:value-type="string">
            <text:p>po 3*t<text:span text:style-name="T1">0</text:span></text:p>
          </table:table-cell>
        </table:table-row>
        <table:table-row table:style-name="ro1">
          <table:table-cell table:number-columns-repeated="5"/>
          <table:table-cell table:style-name="ce2" office:value-type="float" office:value="10.89">
            <text:p>10,89</text:p>
          </table:table-cell>
          <table:table-cell table:style-name="ce2" office:value-type="float" office:value="5.76">
            <text:p>5,76</text:p>
          </table:table-cell>
          <table:table-cell table:style-name="ce2" office:value-type="float" office:value="5.0625">
            <text:p>5,06</text:p>
          </table:table-cell>
        </table:table-row>
        <table:table-row table:style-name="ro1">
          <table:table-cell table:number-columns-repeated="5"/>
          <table:table-cell table:style-name="ce2" office:value-type="float" office:value="5.29">
            <text:p>5,29</text:p>
          </table:table-cell>
          <table:table-cell table:style-name="ce2" office:value-type="float" office:value="1.3225">
            <text:p>1,32</text:p>
          </table:table-cell>
          <table:table-cell table:style-name="ce2" office:value-type="float" office:value="15.21">
            <text:p>15,21</text:p>
          </table:table-cell>
        </table:table-row>
        <table:table-row table:style-name="ro1">
          <table:table-cell table:number-columns-repeated="5"/>
          <table:table-cell table:style-name="ce2" office:value-type="float" office:value="4.41">
            <text:p>4,41</text:p>
          </table:table-cell>
          <table:table-cell table:style-name="ce2" office:value-type="float" office:value="22.09">
            <text:p>22,09</text:p>
          </table:table-cell>
          <table:table-cell table:style-name="ce2" office:value-type="float" office:value="3.61">
            <text:p>3,61</text:p>
          </table:table-cell>
        </table:table-row>
        <table:table-row table:style-name="ro1">
          <table:table-cell table:number-columns-repeated="5"/>
          <table:table-cell table:style-name="ce2" office:value-type="float" office:value="8.41">
            <text:p>8,41</text:p>
          </table:table-cell>
          <table:table-cell table:style-name="ce2" office:value-type="float" office:value="0.49">
            <text:p>0,49</text:p>
          </table:table-cell>
          <table:table-cell table:style-name="ce2" office:value-type="float" office:value="5.76">
            <text:p>5,76</text:p>
          </table:table-cell>
        </table:table-row>
        <table:table-row table:style-name="ro1">
          <table:table-cell table:number-columns-repeated="5"/>
          <table:table-cell table:style-name="ce2" office:value-type="float" office:value="7.84">
            <text:p>7,84</text:p>
          </table:table-cell>
          <table:table-cell table:style-name="ce2" office:value-type="float" office:value="2.25">
            <text:p>2,25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number-columns-repeated="5"/>
          <table:table-cell table:style-name="ce2" office:value-type="float" office:value="3.61">
            <text:p>3,61</text:p>
          </table:table-cell>
          <table:table-cell table:style-name="ce2" office:value-type="float" office:value="2.25">
            <text:p>2,25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style-name="ce2" office:value-type="float" office:value="0.25">
            <text:p>0,25</text:p>
          </table:table-cell>
          <table:table-cell table:style-name="ce2" office:value-type="float" office:value="1.44">
            <text:p>1,44</text:p>
          </table:table-cell>
          <table:table-cell table:style-name="ce2" office:value-type="float" office:value="0.36">
            <text:p>0,36</text:p>
          </table:table-cell>
        </table:table-row>
        <table:table-row table:style-name="ro1">
          <table:table-cell table:number-columns-repeated="5"/>
          <table:table-cell table:style-name="ce2" office:value-type="float" office:value="0.49">
            <text:p>0,49</text:p>
          </table:table-cell>
          <table:table-cell table:style-name="ce2" office:value-type="float" office:value="0.0225">
            <text:p>0,02</text:p>
          </table:table-cell>
          <table:table-cell table:style-name="ce2" office:value-type="float" office:value="3.4225">
            <text:p>3,42</text:p>
          </table:table-cell>
        </table:table-row>
        <table:table-row table:style-name="ro1">
          <table:table-cell table:number-columns-repeated="5"/>
          <table:table-cell table:style-name="ce2" office:value-type="float" office:value="0.49">
            <text:p>0,49</text:p>
          </table:table-cell>
          <table:table-cell table:style-name="ce2" office:value-type="float" office:value="5.76">
            <text:p>5,76</text:p>
          </table:table-cell>
          <table:table-cell table:style-name="ce2" office:value-type="float" office:value="1.44">
            <text:p>1,44</text:p>
          </table:table-cell>
        </table:table-row>
        <table:table-row table:style-name="ro1">
          <table:table-cell table:number-columns-repeated="5"/>
          <table:table-cell table:style-name="ce2" office:value-type="float" office:value="2.89">
            <text:p>2,89</text:p>
          </table:table-cell>
          <table:table-cell table:style-name="ce2" office:value-type="float" office:value="0.64">
            <text:p>0,64</text:p>
          </table:table-cell>
          <table:table-cell table:style-name="ce4"/>
        </table:table-row>
        <table:table-row table:style-name="ro1">
          <table:table-cell table:number-columns-repeated="5"/>
          <table:table-cell table:style-name="ce2" office:value-type="float" office:value="1.3225">
            <text:p>1,32</text:p>
          </table:table-cell>
          <table:table-cell table:style-name="ce4" table:number-columns-repeated="2"/>
        </table:table-row>
        <table:table-row table:style-name="ro1">
          <table:table-cell table:number-columns-repeated="5"/>
          <table:table-cell table:style-name="ce3" table:formula="of:=AVERAGE([.F51:.F61])" office:value-type="float" office:value="4.17204545454545">
            <text:p>4,17</text:p>
          </table:table-cell>
          <table:table-cell table:style-name="ce3" table:formula="of:=AVERAGE([.G51:.G60])" office:value-type="float" office:value="4.2025">
            <text:p>4,2</text:p>
          </table:table-cell>
          <table:table-cell table:style-name="ce3" table:formula="of:=AVERAGE([.H51:.H59])" office:value-type="float" office:value="4.42944444444444">
            <text:p>4,43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6.12.2009</text:date>, <text:time>20:27:2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row table:style-name="ro1">
          <table:table-cell table:style-name="Default" table:number-columns-repeated="5"/>
        </table:table-row>
        <table:table-row table:style-name="ro1">
          <table:table-cell table:style-name="ce1"/>
          <table:table-cell table:style-name="ce1" office:value-type="string">
            <text:p>nulová poloha</text:p>
          </table:table-cell>
          <table:table-cell table:style-name="ce1" office:value-type="string">
            <text:p>Roztok 1</text:p>
          </table:table-cell>
          <table:table-cell table:style-name="ce1" office:value-type="string">
            <text:p>Roztok 2</text:p>
          </table:table-cell>
          <table:table-cell table:style-name="ce1" office:value-type="string">
            <text:p>Roztok 3</text:p>
          </table:table-cell>
        </table:table-row>
        <table:table-row table:style-name="ro2">
          <table:table-cell table:style-name="ce2" office:value-type="string">
            <text:p>měření</text:p>
          </table:table-cell>
          <table:table-cell table:style-name="ce2" office:value-type="string">
            <text:p>n<text:span text:style-name="T1">0</text:span></text:p>
          </table:table-cell>
          <table:table-cell table:style-name="ce2" office:value-type="string">
            <text:p>n<text:span text:style-name="T1">1</text:span></text:p>
          </table:table-cell>
          <table:table-cell table:style-name="ce2" office:value-type="string">
            <text:p>n<text:span text:style-name="T1">2</text:span></text:p>
          </table:table-cell>
          <table:table-cell table:style-name="ce2" office:value-type="string">
            <text:p>n<text:span text:style-name="T1">3</text:span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6">
            <text:p>-0,6</text:p>
          </table:table-cell>
          <table:table-cell office:value-type="float" office:value="29.4">
            <text:p>29,4</text:p>
          </table:table-cell>
          <table:table-cell office:value-type="float" office:value="19.2">
            <text:p>19,2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5">
            <text:p>-0,5</text:p>
          </table:table-cell>
          <table:table-cell office:value-type="float" office:value="30.4">
            <text:p>30,4</text:p>
          </table:table-cell>
          <table:table-cell office:value-type="float" office:value="19.2">
            <text:p>19,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5">
            <text:p>-0,5</text:p>
          </table:table-cell>
          <table:table-cell office:value-type="float" office:value="29.9">
            <text:p>29,9</text:p>
          </table:table-cell>
          <table:table-cell office:value-type="float" office:value="19.3">
            <text:p>19,3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30.5">
            <text:p>30,5</text:p>
          </table:table-cell>
          <table:table-cell office:value-type="float" office:value="19">
            <text:p>19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.4">
            <text:p>30,4</text:p>
          </table:table-cell>
          <table:table-cell office:value-type="float" office:value="19.3">
            <text:p>19,3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6">
            <text:p>-0,6</text:p>
          </table:table-cell>
          <table:table-cell office:value-type="float" office:value="29.3">
            <text:p>29,3</text:p>
          </table:table-cell>
          <table:table-cell office:value-type="float" office:value="19.5">
            <text:p>19,5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">
            <text:p>-0,2</text:p>
          </table:table-cell>
          <table:table-cell office:value-type="float" office:value="30.3">
            <text:p>30,3</text:p>
          </table:table-cell>
          <table:table-cell office:value-type="float" office:value="18.8">
            <text:p>18,8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3">
            <text:p>-0,3</text:p>
          </table:table-cell>
          <table:table-cell office:value-type="float" office:value="29.6">
            <text:p>29,6</text:p>
          </table:table-cell>
          <table:table-cell office:value-type="float" office:value="19.4">
            <text:p>19,4</text:p>
          </table:table-cell>
          <table:table-cell office:value-type="float" office:value="9.7">
            <text:p>9,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8">
            <text:p>-0,8</text:p>
          </table:table-cell>
          <table:table-cell office:value-type="float" office:value="30.2">
            <text:p>30,2</text:p>
          </table:table-cell>
          <table:table-cell office:value-type="float" office:value="19">
            <text:p>19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3">
            <text:p>-0,3</text:p>
          </table:table-cell>
          <table:table-cell office:value-type="float" office:value="29.7">
            <text:p>29,7</text:p>
          </table:table-cell>
          <table:table-cell office:value-type="float" office:value="19.2">
            <text:p>19,2</text:p>
          </table:table-cell>
          <table:table-cell office:value-type="float" office:value="10.1">
            <text:p>10,1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8.11.2009</text:date>, <text:time>16:07:0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[</math:mo>
        <math:mi>α</math:mi>
        <math:mo math:stretchy="false">]</math:mo>
      </math:mrow>
      <math:mo math:stretchy="false">=</math:mo>
      <math:mfrac>
        <math:mrow>
          <math:mi>α</math:mi>
          <math:mo math:stretchy="false">−</math:mo>
          <math:msub>
            <math:mi>α</math:mi>
            <math:mn>0</math:mn>
          </math:msub>
        </math:mrow>
        <math:mrow>
          <math:mi>c</math:mi>
          <math:mi>d</math:mi>
        </math:mrow>
      </math:mfrac>
    </math:mrow>
    <math:annotation math:encoding="StarMath 5.0">[α] = {α - α_0}over{c d} </math:annotation>
  </math:semantics>
</math: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1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1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DejaVu Sans" style:font-name-complex="DejaVu Sans"/>
    </style:style>
    <style:style style:name="T4" style:family="text">
      <style:text-properties style:text-position="-33% 58%" style:font-name="Liberation Sans1" style:font-name-asian="DejaVu Sans" style:font-name-complex="DejaVu Sans"/>
    </style:style>
    <style:style style:name="T5" style:family="text">
      <style:text-properties style:text-position="0% 100%" style:font-name="Liberation Sans1" style:font-name-asian="DejaVu Sans" style:font-name-complex="DejaVu Sans"/>
    </style:style>
  </office:automatic-styles>
  <office:body>
    <office:spreadsheet>
      <table:table table:name="List1" table:style-name="ta1" table:print="false">
        <table:table-column table:style-name="co1" table:number-columns-repeated="7" table:default-cell-style-name="Default"/>
        <table:table-column table:style-name="co1" table:number-columns-repeated="5" table:default-cell-style-name="ce1"/>
        <table:table-row table:style-name="ro1"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ce3" office:value-type="string">
            <text:p>nulová poloha</text:p>
          </table:table-cell>
          <table:table-cell table:style-name="ce3" office:value-type="string">
            <text:p>Roztok 1</text:p>
          </table:table-cell>
          <table:table-cell table:style-name="ce3" office:value-type="string">
            <text:p>Roztok 2</text:p>
          </table:table-cell>
          <table:table-cell table:style-name="ce3" office:value-type="string">
            <text:p>Roztok 3</text:p>
          </table:table-cell>
        </table:table-row>
        <table:table-row table:style-name="ro2">
          <table:table-cell table:number-columns-repeated="7"/>
          <table:table-cell table:style-name="ce2" office:value-type="string">
            <text:p>měření</text:p>
          </table:table-cell>
          <table:table-cell table:style-name="ce2" office:value-type="string">
            <text:p>α<text:span text:style-name="T1">0</text:span><text:span text:style-name="T2"> [°]</text:span></text:p>
          </table:table-cell>
          <table:table-cell table:style-name="ce4" office:value-type="string">
            <text:p>α<text:span text:style-name="T1">1 </text:span><text:span text:style-name="T2">[°]</text:span></text:p>
          </table:table-cell>
          <table:table-cell table:style-name="ce5" office:value-type="string">
            <text:p><text:span text:style-name="T3">α</text:span><text:span text:style-name="T4">2 </text:span><text:span text:style-name="T5">[°]</text:span></text:p>
          </table:table-cell>
          <table:table-cell table:style-name="ce2" office:value-type="string">
            <text:p>α<text:span text:style-name="T1">3 </text:span><text:span text:style-name="T2">[°]</text:span>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79.5">
            <text:p>179,5</text:p>
          </table:table-cell>
          <table:table-cell office:value-type="float" office:value="9.95">
            <text:p>9,95</text:p>
          </table:table-cell>
          <table:table-cell office:value-type="float" office:value="6.2">
            <text:p>6,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79.55">
            <text:p>179,55</text:p>
          </table:table-cell>
          <table:table-cell office:value-type="float" office:value="10">
            <text:p>10</text:p>
          </table:table-cell>
          <table:table-cell office:value-type="float" office:value="6.2">
            <text:p>6,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179.55">
            <text:p>179,55</text:p>
          </table:table-cell>
          <table:table-cell office:value-type="float" office:value="9.95">
            <text:p>9,95</text:p>
          </table:table-cell>
          <table:table-cell office:value-type="float" office:value="6.2">
            <text:p>6,2</text:p>
          </table:table-cell>
          <table:table-cell office:value-type="float" office:value="2.95">
            <text:p>2,95</text:p>
          </table:table-cell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179.55">
            <text:p>179,55</text:p>
          </table:table-cell>
          <table:table-cell office:value-type="float" office:value="9.9">
            <text:p>9,9</text:p>
          </table:table-cell>
          <table:table-cell office:value-type="float" office:value="6.15">
            <text:p>6,15</text:p>
          </table:table-cell>
          <table:table-cell office:value-type="float" office:value="2.95">
            <text:p>2,95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79.55">
            <text:p>179,55</text:p>
          </table:table-cell>
          <table:table-cell office:value-type="float" office:value="10">
            <text:p>10</text:p>
          </table:table-cell>
          <table:table-cell office:value-type="float" office:value="6.2">
            <text:p>6,2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5">25.11.2009</text:date>, <text:time>14:22:4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17" table:default-cell-style-name="Default"/>
        <table:table-row table:style-name="ro1" table:number-rows-repeated="47">
          <table:table-cell table:number-columns-repeated="17"/>
        </table:table-row>
        <table:table-row table:style-name="ro1">
          <table:table-cell table:number-columns-repeated="14"/>
          <table:table-cell table:style-name="ce1" office:value-type="string" table:number-columns-spanned="3" table:number-rows-spanned="1">
            <text:p>Vzorek 3</text:p>
          </table:table-cell>
          <table:covered-table-cell table:style-name="ce3"/>
          <table:covered-table-cell table:style-name="ce3"/>
        </table:table-row>
        <table:table-row table:style-name="ro1">
          <table:table-cell table:number-columns-repeated="14"/>
          <table:table-cell table:style-name="ce1" office:value-type="string" table:number-columns-spanned="3" table:number-rows-spanned="1">
            <text:p>Čtverce vzdáleností [„cm“]</text:p>
          </table:table-cell>
          <table:covered-table-cell table:style-name="ce3"/>
          <table:covered-table-cell table:style-name="ce3"/>
        </table:table-row>
        <table:table-row table:style-name="ro2">
          <table:table-cell table:number-columns-repeated="14"/>
          <table:table-cell table:style-name="ce1" office:value-type="string">
            <text:p>po t<text:span text:style-name="T1">0</text:span></text:p>
          </table:table-cell>
          <table:table-cell table:style-name="ce1" office:value-type="string">
            <text:p>po 2*t<text:span text:style-name="T1">0</text:span></text:p>
          </table:table-cell>
          <table:table-cell table:style-name="ce1" office:value-type="string">
            <text:p>po 3*t<text:span text:style-name="T1">0</text:span></text:p>
          </table:table-cell>
        </table:table-row>
        <table:table-row table:style-name="ro1">
          <table:table-cell table:number-columns-repeated="14"/>
          <table:table-cell table:style-name="ce2" office:value-type="float" office:value="1.44">
            <text:p>1,44</text:p>
          </table:table-cell>
          <table:table-cell table:style-name="ce2" office:value-type="float" office:value="0.49">
            <text:p>0,49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number-columns-repeated="14"/>
          <table:table-cell table:style-name="ce2" office:value-type="float" office:value="0.49">
            <text:p>0,49</text:p>
          </table:table-cell>
          <table:table-cell table:style-name="ce2" office:value-type="float" office:value="1.96">
            <text:p>1,96</text:p>
          </table:table-cell>
          <table:table-cell table:style-name="ce2" office:value-type="float" office:value="2.7225">
            <text:p>2,72</text:p>
          </table:table-cell>
        </table:table-row>
        <table:table-row table:style-name="ro1">
          <table:table-cell table:number-columns-repeated="14"/>
          <table:table-cell table:style-name="ce2" office:value-type="float" office:value="0.49">
            <text:p>0,49</text:p>
          </table:table-cell>
          <table:table-cell table:style-name="ce2" office:value-type="float" office:value="1.21">
            <text:p>1,21</text:p>
          </table:table-cell>
          <table:table-cell table:style-name="ce2" office:value-type="float" office:value="3.61">
            <text:p>3,61</text:p>
          </table:table-cell>
        </table:table-row>
        <table:table-row table:style-name="ro1">
          <table:table-cell table:number-columns-repeated="14"/>
          <table:table-cell table:style-name="ce2" office:value-type="float" office:value="1">
            <text:p>1</text:p>
          </table:table-cell>
          <table:table-cell table:style-name="ce2" office:value-type="float" office:value="4.2025">
            <text:p>4,2</text:p>
          </table:table-cell>
          <table:table-cell table:style-name="ce2" office:value-type="float" office:value="13.69">
            <text:p>13,69</text:p>
          </table:table-cell>
        </table:table-row>
        <table:table-row table:style-name="ro1">
          <table:table-cell table:number-columns-repeated="14"/>
          <table:table-cell table:style-name="ce2" office:value-type="float" office:value="1.3225">
            <text:p>1,32</text:p>
          </table:table-cell>
          <table:table-cell table:style-name="ce2" office:value-type="float" office:value="7.84">
            <text:p>7,84</text:p>
          </table:table-cell>
          <table:table-cell table:style-name="ce2" office:value-type="float" office:value="10.89">
            <text:p>10,89</text:p>
          </table:table-cell>
        </table:table-row>
        <table:table-row table:style-name="ro1">
          <table:table-cell table:number-columns-repeated="14"/>
          <table:table-cell table:style-name="ce2" office:value-type="float" office:value="3.61">
            <text:p>3,61</text:p>
          </table:table-cell>
          <table:table-cell table:style-name="ce2" office:value-type="float" office:value="5.29">
            <text:p>5,29</text:p>
          </table:table-cell>
          <table:table-cell table:style-name="ce2" office:value-type="float" office:value="3.61">
            <text:p>3,61</text:p>
          </table:table-cell>
        </table:table-row>
        <table:table-row table:style-name="ro1">
          <table:table-cell table:number-columns-repeated="14"/>
          <table:table-cell table:style-name="ce2" office:value-type="float" office:value="0.25">
            <text:p>0,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81">
            <text:p>0,81</text:p>
          </table:table-cell>
        </table:table-row>
        <table:table-row table:style-name="ro1">
          <table:table-cell table:number-columns-repeated="14"/>
          <table:table-cell table:style-name="ce2" office:value-type="float" office:value="0.81">
            <text:p>0,81</text:p>
          </table:table-cell>
          <table:table-cell table:style-name="ce2" office:value-type="float" office:value="1.69">
            <text:p>1,69</text:p>
          </table:table-cell>
          <table:table-cell table:style-name="ce2" office:value-type="float" office:value="1.69">
            <text:p>1,69</text:p>
          </table:table-cell>
        </table:table-row>
        <table:table-row table:style-name="ro1">
          <table:table-cell table:number-columns-repeated="14"/>
          <table:table-cell table:style-name="ce2" office:value-type="float" office:value="0.64">
            <text:p>0,64</text:p>
          </table:table-cell>
          <table:table-cell table:style-name="ce2" office:value-type="float" office:value="4.41">
            <text:p>4,41</text:p>
          </table:table-cell>
          <table:table-cell table:style-name="ce2" office:value-type="float" office:value="3.8025">
            <text:p>3,8</text:p>
          </table:table-cell>
        </table:table-row>
        <table:table-row table:style-name="ro1">
          <table:table-cell table:number-columns-repeated="14"/>
          <table:table-cell table:style-name="ce2" office:value-type="float" office:value="3.61">
            <text:p>3,61</text:p>
          </table:table-cell>
          <table:table-cell table:style-name="ce2" office:value-type="float" office:value="4.2025">
            <text:p>4,2</text:p>
          </table:table-cell>
          <table:table-cell table:style-name="ce2" office:value-type="float" office:value="0.81">
            <text:p>0,81</text:p>
          </table:table-cell>
        </table:table-row>
        <table:table-row table:style-name="ro1">
          <table:table-cell table:number-columns-repeated="14"/>
          <table:table-cell table:style-name="ce2" office:value-type="float" office:value="0.64">
            <text:p>0,64</text:p>
          </table:table-cell>
          <table:table-cell table:style-name="ce2" office:value-type="float" office:value="2.25">
            <text:p>2,25</text:p>
          </table:table-cell>
          <table:table-cell table:style-name="ce2" office:value-type="float" office:value="0.36">
            <text:p>0,36</text:p>
          </table:table-cell>
        </table:table-row>
        <table:table-row table:style-name="ro1">
          <table:table-cell table:number-columns-repeated="14"/>
          <table:table-cell table:style-name="ce2" office:value-type="float" office:value="4.41">
            <text:p>4,41</text:p>
          </table:table-cell>
          <table:table-cell table:style-name="ce2" office:value-type="float" office:value="1.44">
            <text:p>1,44</text:p>
          </table:table-cell>
          <table:table-cell table:style-name="ce2" office:value-type="float" office:value="2.25">
            <text:p>2,25</text:p>
          </table:table-cell>
        </table:table-row>
        <table:table-row table:style-name="ro1">
          <table:table-cell table:number-columns-repeated="14"/>
          <table:table-cell table:style-name="ce2" office:value-type="float" office:value="0.81">
            <text:p>0,81</text:p>
          </table:table-cell>
          <table:table-cell table:style-name="ce2" office:value-type="float" office:value="0.3025">
            <text:p>0,3</text:p>
          </table:table-cell>
          <table:table-cell table:style-name="ce2" office:value-type="float" office:value="3.8025">
            <text:p>3,8</text:p>
          </table:table-cell>
        </table:table-row>
        <table:table-row table:style-name="ro1">
          <table:table-cell table:number-columns-repeated="14"/>
          <table:table-cell table:style-name="ce2" office:value-type="float" office:value="0.49">
            <text:p>0,49</text:p>
          </table:table-cell>
          <table:table-cell table:style-name="ce2" office:value-type="float" office:value="1.8225">
            <text:p>1,82</text:p>
          </table:table-cell>
          <table:table-cell table:style-name="ce4"/>
        </table:table-row>
        <table:table-row table:style-name="ro1">
          <table:table-cell table:number-columns-repeated="14"/>
          <table:table-cell table:style-name="ce2" office:value-type="float" office:value="0.81">
            <text:p>0,81</text:p>
          </table:table-cell>
          <table:table-cell table:style-name="ce4" table:number-columns-repeated="2"/>
        </table:table-row>
        <table:table-row table:style-name="ro1">
          <table:table-cell table:number-columns-repeated="14"/>
          <table:table-cell table:style-name="ce3" table:formula="of:=AVERAGE([.O51:.O65])" office:value-type="float" office:value="1.38816666666667">
            <text:p>1,39</text:p>
          </table:table-cell>
          <table:table-cell table:style-name="ce3" table:formula="of:=AVERAGE([.P51:.P64])" office:value-type="float" office:value="2.72214285714286">
            <text:p>2,72</text:p>
          </table:table-cell>
          <table:table-cell table:style-name="ce3" table:formula="of:=AVERAGE([.Q51:.Q63])" office:value-type="float" office:value="3.77288461538462">
            <text:p>3,77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.12.2009</text:date>, <text:time>08:24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